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.22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1.85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Courier New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9" table:default-cell-style-name="Default"/>
        <table:table-column table:style-name="co3" table:default-cell-style-name="ce1"/>
        <table:table-row table:style-name="ro1">
          <table:table-cell office:value-type="string" calcext:value-type="string">
            <text:p>working codes</text:p>
          </table:table-cell>
          <table:table-cell/>
          <table:table-cell table:formula="of:=MAX([.C2:.C47])" office:value-type="float" office:value="39" calcext:value-type="float">
            <text:p>39</text:p>
          </table:table-cell>
          <table:table-cell table:number-columns-repeated="7"/>
          <table:table-cell table:style-name="Default" office:value-type="string" calcext:value-type="string">
            <text:p>PHP array</text:p>
          </table:table-cell>
        </table:table-row>
        <table:table-row table:style-name="ro1">
          <table:table-cell office:value-type="string" calcext:value-type="string">
            <text:p>King Boo</text:p>
          </table:table-cell>
          <table:table-cell table:formula="of:=[.A2]" office:value-type="string" office:string-value="King Boo" calcext:value-type="string">
            <text:p>King Boo</text:p>
          </table:table-cell>
          <table:table-cell table:formula="of:=LEN([.B2])" office:value-type="float" office:value="8" calcext:value-type="float">
            <text:p>8</text:p>
          </table:table-cell>
          <table:table-cell table:formula="of:=COUNTIF([.E$1:.E$1048576];[.E2])" office:value-type="float" office:value="1" calcext:value-type="float">
            <text:p>1</text:p>
          </table:table-cell>
          <table:table-cell table:formula="of:=UPPER(COM.MICROSOFT.CONCAT([.F2:.J2]))" office:value-type="string" office:string-value="GRVYB" calcext:value-type="string">
            <text:p>GRVYB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B</text:p>
          </table:table-cell>
          <table:table-cell table:formula="of:=&quot;'&quot;&amp;[.A2]&amp;&quot;'&quot;&amp;REPT(&quot; &quot;; [.$C$1]-[.C2])&amp;&quot; =&gt; '&quot;&amp;[.E2]&amp;&quot;',&quot;" office:value-type="string" office:string-value="'King Boo'                                =&gt; 'GRVYB'," calcext:value-type="string">
            <text:p>'King Boo' <text:s text:c="31"/>=&gt; 'GRVYB',</text:p>
          </table:table-cell>
        </table:table-row>
        <table:table-row table:style-name="ro1">
          <table:table-cell office:value-type="string" calcext:value-type="string">
            <text:p>Cheep Cheep</text:p>
          </table:table-cell>
          <table:table-cell table:formula="of:=[.A3]" office:value-type="string" office:string-value="Cheep Cheep" calcext:value-type="string">
            <text:p>Cheep Cheep</text:p>
          </table:table-cell>
          <table:table-cell table:formula="of:=LEN([.B3])" office:value-type="float" office:value="11" calcext:value-type="float">
            <text:p>11</text:p>
          </table:table-cell>
          <table:table-cell table:formula="of:=COUNTIF([.E$1:.E$1048576];[.E3])" office:value-type="float" office:value="1" calcext:value-type="float">
            <text:p>1</text:p>
          </table:table-cell>
          <table:table-cell table:formula="of:=UPPER(COM.MICROSOFT.CONCAT([.F3:.J3]))" office:value-type="string" office:string-value="GRVYP" calcext:value-type="string">
            <text:p>GRVYP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P</text:p>
          </table:table-cell>
          <table:table-cell table:formula="of:=&quot;'&quot;&amp;[.A3]&amp;&quot;'&quot;&amp;REPT(&quot; &quot;; [.$C$1]-[.C3])&amp;&quot; =&gt; '&quot;&amp;[.E3]&amp;&quot;',&quot;" office:value-type="string" office:string-value="'Cheep Cheep'                             =&gt; 'GRVYP'," calcext:value-type="string">
            <text:p>'Cheep Cheep' <text:s text:c="28"/>=&gt; 'GRVYP',</text:p>
          </table:table-cell>
        </table:table-row>
        <table:table-row table:style-name="ro1">
          <table:table-cell office:value-type="string" calcext:value-type="string">
            <text:p>Star</text:p>
          </table:table-cell>
          <table:table-cell table:formula="of:=[.A4]" office:value-type="string" office:string-value="Star" calcext:value-type="string">
            <text:p>Star</text:p>
          </table:table-cell>
          <table:table-cell table:formula="of:=LEN([.B4])" office:value-type="float" office:value="4" calcext:value-type="float">
            <text:p>4</text:p>
          </table:table-cell>
          <table:table-cell table:formula="of:=COUNTIF([.E$1:.E$1048576];[.E4])" office:value-type="float" office:value="1" calcext:value-type="float">
            <text:p>1</text:p>
          </table:table-cell>
          <table:table-cell table:formula="of:=UPPER(COM.MICROSOFT.CONCAT([.F4:.J4]))" office:value-type="string" office:string-value="GRVBY" calcext:value-type="string">
            <text:p>GRVBY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Y</text:p>
          </table:table-cell>
          <table:table-cell table:formula="of:=&quot;'&quot;&amp;[.A4]&amp;&quot;'&quot;&amp;REPT(&quot; &quot;; [.$C$1]-[.C4])&amp;&quot; =&gt; '&quot;&amp;[.E4]&amp;&quot;',&quot;" office:value-type="string" office:string-value="'Star'                                    =&gt; 'GRVBY'," calcext:value-type="string">
            <text:p>'Star' <text:s text:c="35"/>=&gt; 'GRVBY',</text:p>
          </table:table-cell>
        </table:table-row>
        <table:table-row table:style-name="ro1">
          <table:table-cell office:value-type="string" calcext:value-type="string">
            <text:p>Explosion</text:p>
          </table:table-cell>
          <table:table-cell table:formula="of:=[.A5]" office:value-type="string" office:string-value="Explosion" calcext:value-type="string">
            <text:p>Explosion</text:p>
          </table:table-cell>
          <table:table-cell table:formula="of:=LEN([.B5])" office:value-type="float" office:value="9" calcext:value-type="float">
            <text:p>9</text:p>
          </table:table-cell>
          <table:table-cell table:formula="of:=COUNTIF([.E$1:.E$1048576];[.E5])" office:value-type="float" office:value="1" calcext:value-type="float">
            <text:p>1</text:p>
          </table:table-cell>
          <table:table-cell table:formula="of:=UPPER(COM.MICROSOFT.CONCAT([.F5:.J5]))" office:value-type="string" office:string-value="GRVBP" calcext:value-type="string">
            <text:p>GRVBP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</text:p>
          </table:table-cell>
          <table:table-cell table:formula="of:=&quot;'&quot;&amp;[.A5]&amp;&quot;'&quot;&amp;REPT(&quot; &quot;; [.$C$1]-[.C5])&amp;&quot; =&gt; '&quot;&amp;[.E5]&amp;&quot;',&quot;" office:value-type="string" office:string-value="'Explosion'                               =&gt; 'GRVBP'," calcext:value-type="string">
            <text:p>'Explosion' <text:s text:c="30"/>=&gt; 'GRVBP',</text:p>
          </table:table-cell>
        </table:table-row>
        <table:table-row table:style-name="ro1">
          <table:table-cell office:value-type="string" calcext:value-type="string">
            <text:p>Block 3</text:p>
          </table:table-cell>
          <table:table-cell table:formula="of:=[.A6]" office:value-type="string" office:string-value="Block 3" calcext:value-type="string">
            <text:p>Block 3</text:p>
          </table:table-cell>
          <table:table-cell table:formula="of:=LEN([.B6])" office:value-type="float" office:value="7" calcext:value-type="float">
            <text:p>7</text:p>
          </table:table-cell>
          <table:table-cell table:formula="of:=COUNTIF([.E$1:.E$1048576];[.E6])" office:value-type="float" office:value="1" calcext:value-type="float">
            <text:p>1</text:p>
          </table:table-cell>
          <table:table-cell table:formula="of:=UPPER(COM.MICROSOFT.CONCAT([.F6:.J6]))" office:value-type="string" office:string-value="GRVPY" calcext:value-type="string">
            <text:p>GRVPY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y</text:p>
          </table:table-cell>
          <table:table-cell table:formula="of:=&quot;'&quot;&amp;[.A6]&amp;&quot;'&quot;&amp;REPT(&quot; &quot;; [.$C$1]-[.C6])&amp;&quot; =&gt; '&quot;&amp;[.E6]&amp;&quot;',&quot;" office:value-type="string" office:string-value="'Block 3'                                 =&gt; 'GRVPY'," calcext:value-type="string">
            <text:p>'Block 3' <text:s text:c="32"/>=&gt; 'GRVPY',</text:p>
          </table:table-cell>
        </table:table-row>
        <table:table-row table:style-name="ro1">
          <table:table-cell office:value-type="string" calcext:value-type="string">
            <text:p>Piranha Plant</text:p>
          </table:table-cell>
          <table:table-cell table:formula="of:=[.A7]" office:value-type="string" office:string-value="Piranha Plant" calcext:value-type="string">
            <text:p>Piranha Plant</text:p>
          </table:table-cell>
          <table:table-cell table:formula="of:=LEN([.B7])" office:value-type="float" office:value="13" calcext:value-type="float">
            <text:p>13</text:p>
          </table:table-cell>
          <table:table-cell table:formula="of:=COUNTIF([.E$1:.E$1048576];[.E7])" office:value-type="float" office:value="1" calcext:value-type="float">
            <text:p>1</text:p>
          </table:table-cell>
          <table:table-cell table:formula="of:=UPPER(COM.MICROSOFT.CONCAT([.F7:.J7]))" office:value-type="string" office:string-value="GRVPB" calcext:value-type="string">
            <text:p>GRVPB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B</text:p>
          </table:table-cell>
          <table:table-cell table:formula="of:=&quot;'&quot;&amp;[.A7]&amp;&quot;'&quot;&amp;REPT(&quot; &quot;; [.$C$1]-[.C7])&amp;&quot; =&gt; '&quot;&amp;[.E7]&amp;&quot;',&quot;" office:value-type="string" office:string-value="'Piranha Plant'                           =&gt; 'GRVPB'," calcext:value-type="string">
            <text:p>'Piranha Plant' <text:s text:c="26"/>=&gt; 'GRVPB',</text:p>
          </table:table-cell>
        </table:table-row>
        <table:table-row table:style-name="ro1">
          <table:table-cell office:value-type="string" calcext:value-type="string">
            <text:p>Boo</text:p>
          </table:table-cell>
          <table:table-cell table:formula="of:=[.A8]" office:value-type="string" office:string-value="Boo" calcext:value-type="string">
            <text:p>Boo</text:p>
          </table:table-cell>
          <table:table-cell table:formula="of:=LEN([.B8])" office:value-type="float" office:value="3" calcext:value-type="float">
            <text:p>3</text:p>
          </table:table-cell>
          <table:table-cell table:formula="of:=COUNTIF([.E$1:.E$1048576];[.E8])" office:value-type="float" office:value="1" calcext:value-type="float">
            <text:p>1</text:p>
          </table:table-cell>
          <table:table-cell table:formula="of:=UPPER(COM.MICROSOFT.CONCAT([.F8:.J8]))" office:value-type="string" office:string-value="GRVPT" calcext:value-type="string">
            <text:p>GRVP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t</text:p>
          </table:table-cell>
          <table:table-cell table:formula="of:=&quot;'&quot;&amp;[.A8]&amp;&quot;'&quot;&amp;REPT(&quot; &quot;; [.$C$1]-[.C8])&amp;&quot; =&gt; '&quot;&amp;[.E8]&amp;&quot;',&quot;" office:value-type="string" office:string-value="'Boo'                                     =&gt; 'GRVPT'," calcext:value-type="string">
            <text:p>'Boo' <text:s text:c="36"/>=&gt; 'GRVPT',</text:p>
          </table:table-cell>
        </table:table-row>
        <table:table-row table:style-name="ro1">
          <table:table-cell office:value-type="string" calcext:value-type="string">
            <text:p>Pokey</text:p>
          </table:table-cell>
          <table:table-cell table:formula="of:=[.A9]" office:value-type="string" office:string-value="Pokey" calcext:value-type="string">
            <text:p>Pokey</text:p>
          </table:table-cell>
          <table:table-cell table:formula="of:=LEN([.B9])" office:value-type="float" office:value="5" calcext:value-type="float">
            <text:p>5</text:p>
          </table:table-cell>
          <table:table-cell table:formula="of:=COUNTIF([.E$1:.E$1048576];[.E9])" office:value-type="float" office:value="1" calcext:value-type="float">
            <text:p>1</text:p>
          </table:table-cell>
          <table:table-cell table:formula="of:=UPPER(COM.MICROSOFT.CONCAT([.F9:.J9]))" office:value-type="string" office:string-value="GRYVL" calcext:value-type="string">
            <text:p>GRYV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L</text:p>
          </table:table-cell>
          <table:table-cell table:formula="of:=&quot;'&quot;&amp;[.A9]&amp;&quot;'&quot;&amp;REPT(&quot; &quot;; [.$C$1]-[.C9])&amp;&quot; =&gt; '&quot;&amp;[.E9]&amp;&quot;',&quot;" office:value-type="string" office:string-value="'Pokey'                                   =&gt; 'GRYVL'," calcext:value-type="string">
            <text:p>'Pokey' <text:s text:c="34"/>=&gt; 'GRYVL',</text:p>
          </table:table-cell>
        </table:table-row>
        <table:table-row table:style-name="ro1">
          <table:table-cell office:value-type="string" calcext:value-type="string">
            <text:p>Stone-Eye</text:p>
          </table:table-cell>
          <table:table-cell table:formula="of:=[.A10]" office:value-type="string" office:string-value="Stone-Eye" calcext:value-type="string">
            <text:p>Stone-Eye</text:p>
          </table:table-cell>
          <table:table-cell table:formula="of:=LEN([.B10])" office:value-type="float" office:value="9" calcext:value-type="float">
            <text:p>9</text:p>
          </table:table-cell>
          <table:table-cell table:formula="of:=COUNTIF([.E$1:.E$1048576];[.E10])" office:value-type="float" office:value="1" calcext:value-type="float">
            <text:p>1</text:p>
          </table:table-cell>
          <table:table-cell table:formula="of:=UPPER(COM.MICROSOFT.CONCAT([.F10:.J10]))" office:value-type="string" office:string-value="GRYVP" calcext:value-type="string">
            <text:p>GRYVP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</text:p>
          </table:table-cell>
          <table:table-cell table:formula="of:=&quot;'&quot;&amp;[.A10]&amp;&quot;'&quot;&amp;REPT(&quot; &quot;; [.$C$1]-[.C10])&amp;&quot; =&gt; '&quot;&amp;[.E10]&amp;&quot;',&quot;" office:value-type="string" office:string-value="'Stone-Eye'                               =&gt; 'GRYVP'," calcext:value-type="string">
            <text:p>'Stone-Eye' <text:s text:c="30"/>=&gt; 'GRYVP',</text:p>
          </table:table-cell>
        </table:table-row>
        <table:table-row table:style-name="ro1">
          <table:table-cell office:value-type="string" calcext:value-type="string">
            <text:p>Yoshi Speech</text:p>
          </table:table-cell>
          <table:table-cell table:formula="of:=[.A11]" office:value-type="string" office:string-value="Yoshi Speech" calcext:value-type="string">
            <text:p>Yoshi Speech</text:p>
          </table:table-cell>
          <table:table-cell table:formula="of:=LEN([.B11])" office:value-type="float" office:value="12" calcext:value-type="float">
            <text:p>12</text:p>
          </table:table-cell>
          <table:table-cell table:formula="of:=COUNTIF([.E$1:.E$1048576];[.E11])" office:value-type="float" office:value="1" calcext:value-type="float">
            <text:p>1</text:p>
          </table:table-cell>
          <table:table-cell table:formula="of:=UPPER(COM.MICROSOFT.CONCAT([.F11:.J11]))" office:value-type="string" office:string-value="GRYBV" calcext:value-type="string">
            <text:p>GRYBV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v</text:p>
          </table:table-cell>
          <table:table-cell table:formula="of:=&quot;'&quot;&amp;[.A11]&amp;&quot;'&quot;&amp;REPT(&quot; &quot;; [.$C$1]-[.C11])&amp;&quot; =&gt; '&quot;&amp;[.E11]&amp;&quot;',&quot;" office:value-type="string" office:string-value="'Yoshi Speech'                            =&gt; 'GRYBV'," calcext:value-type="string">
            <text:p>'Yoshi Speech' <text:s text:c="27"/>=&gt; 'GRYBV',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table:formula="of:=[.A12]" office:value-type="string" office:string-value="P" calcext:value-type="string">
            <text:p>P</text:p>
          </table:table-cell>
          <table:table-cell table:formula="of:=LEN([.B12])" office:value-type="float" office:value="1" calcext:value-type="float">
            <text:p>1</text:p>
          </table:table-cell>
          <table:table-cell table:formula="of:=COUNTIF([.E$1:.E$1048576];[.E12])" office:value-type="float" office:value="1" calcext:value-type="float">
            <text:p>1</text:p>
          </table:table-cell>
          <table:table-cell table:formula="of:=UPPER(COM.MICROSOFT.CONCAT([.F12:.J12]))" office:value-type="string" office:string-value="GRYBL" calcext:value-type="string">
            <text:p>GRYB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</text:p>
          </table:table-cell>
          <table:table-cell table:formula="of:=&quot;'&quot;&amp;[.A12]&amp;&quot;'&quot;&amp;REPT(&quot; &quot;; [.$C$1]-[.C12])&amp;&quot; =&gt; '&quot;&amp;[.E12]&amp;&quot;',&quot;" office:value-type="string" office:string-value="'P'                                       =&gt; 'GRYBL'," calcext:value-type="string">
            <text:p>'P' <text:s text:c="38"/>=&gt; 'GRYBL',</text:p>
          </table:table-cell>
        </table:table-row>
        <table:table-row table:style-name="ro1">
          <table:table-cell office:value-type="string" calcext:value-type="string">
            <text:p>POW</text:p>
          </table:table-cell>
          <table:table-cell table:formula="of:=[.A13]" office:value-type="string" office:string-value="POW" calcext:value-type="string">
            <text:p>POW</text:p>
          </table:table-cell>
          <table:table-cell table:formula="of:=LEN([.B13])" office:value-type="float" office:value="3" calcext:value-type="float">
            <text:p>3</text:p>
          </table:table-cell>
          <table:table-cell table:formula="of:=COUNTIF([.E$1:.E$1048576];[.E13])" office:value-type="float" office:value="1" calcext:value-type="float">
            <text:p>1</text:p>
          </table:table-cell>
          <table:table-cell table:formula="of:=UPPER(COM.MICROSOFT.CONCAT([.F13:.J13]))" office:value-type="string" office:string-value="GRYBP" calcext:value-type="string">
            <text:p>GRYBP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</text:p>
          </table:table-cell>
          <table:table-cell table:formula="of:=&quot;'&quot;&amp;[.A13]&amp;&quot;'&quot;&amp;REPT(&quot; &quot;; [.$C$1]-[.C13])&amp;&quot; =&gt; '&quot;&amp;[.E13]&amp;&quot;',&quot;" office:value-type="string" office:string-value="'POW'                                     =&gt; 'GRYBP'," calcext:value-type="string">
            <text:p>'POW' <text:s text:c="36"/>=&gt; 'GRYBP',</text:p>
          </table:table-cell>
        </table:table-row>
        <table:table-row table:style-name="ro1">
          <table:table-cell office:value-type="string" calcext:value-type="string">
            <text:p>Super Mushroom</text:p>
          </table:table-cell>
          <table:table-cell table:formula="of:=[.A14]" office:value-type="string" office:string-value="Super Mushroom" calcext:value-type="string">
            <text:p>Super Mushroom</text:p>
          </table:table-cell>
          <table:table-cell table:formula="of:=LEN([.B14])" office:value-type="float" office:value="14" calcext:value-type="float">
            <text:p>14</text:p>
          </table:table-cell>
          <table:table-cell table:formula="of:=COUNTIF([.E$1:.E$1048576];[.E14])" office:value-type="float" office:value="1" calcext:value-type="float">
            <text:p>1</text:p>
          </table:table-cell>
          <table:table-cell table:formula="of:=UPPER(COM.MICROSOFT.CONCAT([.F14:.J14]))" office:value-type="string" office:string-value="GRYPT" calcext:value-type="string">
            <text:p>GRYP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t</text:p>
          </table:table-cell>
          <table:table-cell table:formula="of:=&quot;'&quot;&amp;[.A14]&amp;&quot;'&quot;&amp;REPT(&quot; &quot;; [.$C$1]-[.C14])&amp;&quot; =&gt; '&quot;&amp;[.E14]&amp;&quot;',&quot;" office:value-type="string" office:string-value="'Super Mushroom'                          =&gt; 'GRYPT'," calcext:value-type="string">
            <text:p>'Super Mushroom' <text:s text:c="25"/>=&gt; 'GRYPT',</text:p>
          </table:table-cell>
        </table:table-row>
        <table:table-row table:style-name="ro1">
          <table:table-cell office:value-type="string" calcext:value-type="string">
            <text:p>Cyclical Arrows (71369)</text:p>
          </table:table-cell>
          <table:table-cell table:formula="of:=[.A15]" office:value-type="string" office:string-value="Cyclical Arrows (71369)" calcext:value-type="string">
            <text:p>Cyclical Arrows (71369)</text:p>
          </table:table-cell>
          <table:table-cell table:formula="of:=LEN([.B15])" office:value-type="float" office:value="23" calcext:value-type="float">
            <text:p>23</text:p>
          </table:table-cell>
          <table:table-cell table:formula="of:=COUNTIF([.E$1:.E$1048576];[.E15])" office:value-type="float" office:value="1" calcext:value-type="float">
            <text:p>1</text:p>
          </table:table-cell>
          <table:table-cell table:formula="of:=UPPER(COM.MICROSOFT.CONCAT([.F15:.J15]))" office:value-type="string" office:string-value="GRYTV" calcext:value-type="string">
            <text:p>GRYTV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v</text:p>
          </table:table-cell>
          <table:table-cell table:formula="of:=&quot;'&quot;&amp;[.A15]&amp;&quot;'&quot;&amp;REPT(&quot; &quot;; [.$C$1]-[.C15])&amp;&quot; =&gt; '&quot;&amp;[.E15]&amp;&quot;',&quot;" office:value-type="string" office:string-value="'Cyclical Arrows (71369)'                 =&gt; 'GRYTV'," calcext:value-type="string">
            <text:p>'Cyclical Arrows (71369)' <text:s text:c="16"/>=&gt; 'GRYTV',</text:p>
          </table:table-cell>
        </table:table-row>
        <table:table-row table:style-name="ro1">
          <table:table-cell office:value-type="string" calcext:value-type="string">
            <text:p>Koopa Troopa (71362)</text:p>
          </table:table-cell>
          <table:table-cell table:formula="of:=[.A16]" office:value-type="string" office:string-value="Koopa Troopa (71362)" calcext:value-type="string">
            <text:p>Koopa Troopa (71362)</text:p>
          </table:table-cell>
          <table:table-cell table:formula="of:=LEN([.B16])" office:value-type="float" office:value="20" calcext:value-type="float">
            <text:p>20</text:p>
          </table:table-cell>
          <table:table-cell table:formula="of:=COUNTIF([.E$1:.E$1048576];[.E16])" office:value-type="float" office:value="1" calcext:value-type="float">
            <text:p>1</text:p>
          </table:table-cell>
          <table:table-cell table:formula="of:=UPPER(COM.MICROSOFT.CONCAT([.F16:.J16]))" office:value-type="string" office:string-value="GRYTL" calcext:value-type="string">
            <text:p>GRYT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l</text:p>
          </table:table-cell>
          <table:table-cell table:formula="of:=&quot;'&quot;&amp;[.A16]&amp;&quot;'&quot;&amp;REPT(&quot; &quot;; [.$C$1]-[.C16])&amp;&quot; =&gt; '&quot;&amp;[.E16]&amp;&quot;',&quot;" office:value-type="string" office:string-value="'Koopa Troopa (71362)'                    =&gt; 'GRYTL'," calcext:value-type="string">
            <text:p>'Koopa Troopa (71362)' <text:s text:c="19"/>=&gt; 'GRYTL',</text:p>
          </table:table-cell>
        </table:table-row>
        <table:table-row table:style-name="ro1">
          <table:table-cell office:value-type="string" calcext:value-type="string">
            <text:p>Coin (71362)</text:p>
          </table:table-cell>
          <table:table-cell table:formula="of:=[.A17]" office:value-type="string" office:string-value="Coin (71362)" calcext:value-type="string">
            <text:p>Coin (71362)</text:p>
          </table:table-cell>
          <table:table-cell table:formula="of:=LEN([.B17])" office:value-type="float" office:value="12" calcext:value-type="float">
            <text:p>12</text:p>
          </table:table-cell>
          <table:table-cell table:formula="of:=COUNTIF([.E$1:.E$1048576];[.E17])" office:value-type="float" office:value="1" calcext:value-type="float">
            <text:p>1</text:p>
          </table:table-cell>
          <table:table-cell table:formula="of:=UPPER(COM.MICROSOFT.CONCAT([.F17:.J17]))" office:value-type="string" office:string-value="GRYTP" calcext:value-type="string">
            <text:p>GRYTP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</text:p>
          </table:table-cell>
          <table:table-cell table:formula="of:=&quot;'&quot;&amp;[.A17]&amp;&quot;'&quot;&amp;REPT(&quot; &quot;; [.$C$1]-[.C17])&amp;&quot; =&gt; '&quot;&amp;[.E17]&amp;&quot;',&quot;" office:value-type="string" office:string-value="'Coin (71362)'                            =&gt; 'GRYTP'," calcext:value-type="string">
            <text:p>'Coin (71362)' <text:s text:c="27"/>=&gt; 'GRYTP',</text:p>
          </table:table-cell>
        </table:table-row>
        <table:table-row table:style-name="ro1">
          <table:table-cell office:value-type="string" calcext:value-type="string">
            <text:p>Dry Bones</text:p>
          </table:table-cell>
          <table:table-cell table:formula="of:=[.A18]" office:value-type="string" office:string-value="Dry Bones" calcext:value-type="string">
            <text:p>Dry Bones</text:p>
          </table:table-cell>
          <table:table-cell table:formula="of:=LEN([.B18])" office:value-type="float" office:value="9" calcext:value-type="float">
            <text:p>9</text:p>
          </table:table-cell>
          <table:table-cell table:formula="of:=COUNTIF([.E$1:.E$1048576];[.E18])" office:value-type="float" office:value="1" calcext:value-type="float">
            <text:p>1</text:p>
          </table:table-cell>
          <table:table-cell table:formula="of:=UPPER(COM.MICROSOFT.CONCAT([.F18:.J18]))" office:value-type="string" office:string-value="GRBVY" calcext:value-type="string">
            <text:p>GRBVY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y</text:p>
          </table:table-cell>
          <table:table-cell table:formula="of:=&quot;'&quot;&amp;[.A18]&amp;&quot;'&quot;&amp;REPT(&quot; &quot;; [.$C$1]-[.C18])&amp;&quot; =&gt; '&quot;&amp;[.E18]&amp;&quot;',&quot;" office:value-type="string" office:string-value="'Dry Bones'                               =&gt; 'GRBVY'," calcext:value-type="string">
            <text:p>'Dry Bones' <text:s text:c="30"/>=&gt; 'GRBVY',</text:p>
          </table:table-cell>
        </table:table-row>
        <table:table-row table:style-name="ro1">
          <table:table-cell office:value-type="string" calcext:value-type="string">
            <text:p>Cyclical Arrows (71360)</text:p>
          </table:table-cell>
          <table:table-cell table:formula="of:=[.A19]" office:value-type="string" office:string-value="Cyclical Arrows (71360)" calcext:value-type="string">
            <text:p>Cyclical Arrows (71360)</text:p>
          </table:table-cell>
          <table:table-cell table:formula="of:=LEN([.B19])" office:value-type="float" office:value="23" calcext:value-type="float">
            <text:p>23</text:p>
          </table:table-cell>
          <table:table-cell table:formula="of:=COUNTIF([.E$1:.E$1048576];[.E19])" office:value-type="float" office:value="1" calcext:value-type="float">
            <text:p>1</text:p>
          </table:table-cell>
          <table:table-cell table:formula="of:=UPPER(COM.MICROSOFT.CONCAT([.F19:.J19]))" office:value-type="string" office:string-value="GRBVL" calcext:value-type="string">
            <text:p>GRBV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l</text:p>
          </table:table-cell>
          <table:table-cell table:formula="of:=&quot;'&quot;&amp;[.A19]&amp;&quot;'&quot;&amp;REPT(&quot; &quot;; [.$C$1]-[.C19])&amp;&quot; =&gt; '&quot;&amp;[.E19]&amp;&quot;',&quot;" office:value-type="string" office:string-value="'Cyclical Arrows (71360)'                 =&gt; 'GRBVL'," calcext:value-type="string">
            <text:p>'Cyclical Arrows (71360)' <text:s text:c="16"/>=&gt; 'GRBVL',</text:p>
          </table:table-cell>
        </table:table-row>
        <table:table-row table:style-name="ro1">
          <table:table-cell office:value-type="string" calcext:value-type="string">
            <text:p>Cyclical Arrows (71368)</text:p>
          </table:table-cell>
          <table:table-cell table:formula="of:=[.A20]" office:value-type="string" office:string-value="Cyclical Arrows (71368)" calcext:value-type="string">
            <text:p>Cyclical Arrows (71368)</text:p>
          </table:table-cell>
          <table:table-cell table:formula="of:=LEN([.B20])" office:value-type="float" office:value="23" calcext:value-type="float">
            <text:p>23</text:p>
          </table:table-cell>
          <table:table-cell table:formula="of:=COUNTIF([.E$1:.E$1048576];[.E20])" office:value-type="float" office:value="1" calcext:value-type="float">
            <text:p>1</text:p>
          </table:table-cell>
          <table:table-cell table:formula="of:=UPPER(COM.MICROSOFT.CONCAT([.F20:.J20]))" office:value-type="string" office:string-value="GRBVP" calcext:value-type="string">
            <text:p>GRBVP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</text:p>
          </table:table-cell>
          <table:table-cell table:formula="of:=&quot;'&quot;&amp;[.A20]&amp;&quot;'&quot;&amp;REPT(&quot; &quot;; [.$C$1]-[.C20])&amp;&quot; =&gt; '&quot;&amp;[.E20]&amp;&quot;',&quot;" office:value-type="string" office:string-value="'Cyclical Arrows (71368)'                 =&gt; 'GRBVP'," calcext:value-type="string">
            <text:p>'Cyclical Arrows (71368)' <text:s text:c="16"/>=&gt; 'GRBVP',</text:p>
          </table:table-cell>
        </table:table-row>
        <table:table-row table:style-name="ro1">
          <table:table-cell office:value-type="string" calcext:value-type="string">
            <text:p>Mario Mellody</text:p>
          </table:table-cell>
          <table:table-cell table:formula="of:=[.A21]" office:value-type="string" office:string-value="Mario Mellody" calcext:value-type="string">
            <text:p>Mario Mellody</text:p>
          </table:table-cell>
          <table:table-cell table:formula="of:=LEN([.B21])" office:value-type="float" office:value="13" calcext:value-type="float">
            <text:p>13</text:p>
          </table:table-cell>
          <table:table-cell table:formula="of:=COUNTIF([.E$1:.E$1048576];[.E21])" office:value-type="float" office:value="1" calcext:value-type="float">
            <text:p>1</text:p>
          </table:table-cell>
          <table:table-cell table:formula="of:=UPPER(COM.MICROSOFT.CONCAT([.F21:.J21]))" office:value-type="string" office:string-value="GRBYP" calcext:value-type="string">
            <text:p>GRBYP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p</text:p>
          </table:table-cell>
          <table:table-cell table:formula="of:=&quot;'&quot;&amp;[.A21]&amp;&quot;'&quot;&amp;REPT(&quot; &quot;; [.$C$1]-[.C21])&amp;&quot; =&gt; '&quot;&amp;[.E21]&amp;&quot;',&quot;" office:value-type="string" office:string-value="'Mario Mellody'                           =&gt; 'GRBYP'," calcext:value-type="string">
            <text:p>'Mario Mellody' <text:s text:c="26"/>=&gt; 'GRBYP',</text:p>
          </table:table-cell>
        </table:table-row>
        <table:table-row table:style-name="ro1">
          <table:table-cell office:value-type="string" calcext:value-type="string">
            <text:p>Bob-omb</text:p>
          </table:table-cell>
          <table:table-cell table:formula="of:=[.A22]" office:value-type="string" office:string-value="Bob-omb" calcext:value-type="string">
            <text:p>Bob-omb</text:p>
          </table:table-cell>
          <table:table-cell table:formula="of:=LEN([.B22])" office:value-type="float" office:value="7" calcext:value-type="float">
            <text:p>7</text:p>
          </table:table-cell>
          <table:table-cell table:formula="of:=COUNTIF([.E$1:.E$1048576];[.E22])" office:value-type="float" office:value="1" calcext:value-type="float">
            <text:p>1</text:p>
          </table:table-cell>
          <table:table-cell table:formula="of:=UPPER(COM.MICROSOFT.CONCAT([.F22:.J22]))" office:value-type="string" office:string-value="GRBYT" calcext:value-type="string">
            <text:p>GRBY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t</text:p>
          </table:table-cell>
          <table:table-cell table:formula="of:=&quot;'&quot;&amp;[.A22]&amp;&quot;'&quot;&amp;REPT(&quot; &quot;; [.$C$1]-[.C22])&amp;&quot; =&gt; '&quot;&amp;[.E22]&amp;&quot;',&quot;" office:value-type="string" office:string-value="'Bob-omb'                                 =&gt; 'GRBYT'," calcext:value-type="string">
            <text:p>'Bob-omb' <text:s text:c="32"/>=&gt; 'GRBYT',</text:p>
          </table:table-cell>
        </table:table-row>
        <table:table-row table:style-name="ro1">
          <table:table-cell office:value-type="string" calcext:value-type="string">
            <text:p>Bowser</text:p>
          </table:table-cell>
          <table:table-cell table:formula="of:=[.A23]" office:value-type="string" office:string-value="Bowser" calcext:value-type="string">
            <text:p>Bowser</text:p>
          </table:table-cell>
          <table:table-cell table:formula="of:=LEN([.B23])" office:value-type="float" office:value="6" calcext:value-type="float">
            <text:p>6</text:p>
          </table:table-cell>
          <table:table-cell table:formula="of:=COUNTIF([.E$1:.E$1048576];[.E23])" office:value-type="float" office:value="1" calcext:value-type="float">
            <text:p>1</text:p>
          </table:table-cell>
          <table:table-cell table:formula="of:=UPPER(COM.MICROSOFT.CONCAT([.F23:.J23]))" office:value-type="string" office:string-value="GRBLV" calcext:value-type="string">
            <text:p>GRBLV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v</text:p>
          </table:table-cell>
          <table:table-cell table:formula="of:=&quot;'&quot;&amp;[.A23]&amp;&quot;'&quot;&amp;REPT(&quot; &quot;; [.$C$1]-[.C23])&amp;&quot; =&gt; '&quot;&amp;[.E23]&amp;&quot;',&quot;" office:value-type="string" office:string-value="'Bowser'                                  =&gt; 'GRBLV'," calcext:value-type="string">
            <text:p>'Bowser' <text:s text:c="33"/>=&gt; 'GRBLV',</text:p>
          </table:table-cell>
        </table:table-row>
        <table:table-row table:style-name="ro1">
          <table:table-cell office:value-type="string" calcext:value-type="string">
            <text:p>Hammer</text:p>
          </table:table-cell>
          <table:table-cell table:formula="of:=[.A24]" office:value-type="string" office:string-value="Hammer" calcext:value-type="string">
            <text:p>Hammer</text:p>
          </table:table-cell>
          <table:table-cell table:formula="of:=LEN([.B24])" office:value-type="float" office:value="6" calcext:value-type="float">
            <text:p>6</text:p>
          </table:table-cell>
          <table:table-cell table:formula="of:=COUNTIF([.E$1:.E$1048576];[.E24])" office:value-type="float" office:value="1" calcext:value-type="float">
            <text:p>1</text:p>
          </table:table-cell>
          <table:table-cell table:formula="of:=UPPER(COM.MICROSOFT.CONCAT([.F24:.J24]))" office:value-type="string" office:string-value="GRBLP" calcext:value-type="string">
            <text:p>GRBLP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p</text:p>
          </table:table-cell>
          <table:table-cell table:formula="of:=&quot;'&quot;&amp;[.A24]&amp;&quot;'&quot;&amp;REPT(&quot; &quot;; [.$C$1]-[.C24])&amp;&quot; =&gt; '&quot;&amp;[.E24]&amp;&quot;',&quot;" office:value-type="string" office:string-value="'Hammer'                                  =&gt; 'GRBLP'," calcext:value-type="string">
            <text:p>'Hammer' <text:s text:c="33"/>=&gt; 'GRBLP',</text:p>
          </table:table-cell>
        </table:table-row>
        <table:table-row table:style-name="ro1">
          <table:table-cell office:value-type="string" calcext:value-type="string">
            <text:p>Cyclical Arrows (71366)</text:p>
          </table:table-cell>
          <table:table-cell table:formula="of:=[.A25]" office:value-type="string" office:string-value="Cyclical Arrows (71366)" calcext:value-type="string">
            <text:p>Cyclical Arrows (71366)</text:p>
          </table:table-cell>
          <table:table-cell table:formula="of:=LEN([.B25])" office:value-type="float" office:value="23" calcext:value-type="float">
            <text:p>23</text:p>
          </table:table-cell>
          <table:table-cell table:formula="of:=COUNTIF([.E$1:.E$1048576];[.E25])" office:value-type="float" office:value="1" calcext:value-type="float">
            <text:p>1</text:p>
          </table:table-cell>
          <table:table-cell table:formula="of:=UPPER(COM.MICROSOFT.CONCAT([.F25:.J25]))" office:value-type="string" office:string-value="GRBLT" calcext:value-type="string">
            <text:p>GRBL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t</text:p>
          </table:table-cell>
          <table:table-cell table:formula="of:=&quot;'&quot;&amp;[.A25]&amp;&quot;'&quot;&amp;REPT(&quot; &quot;; [.$C$1]-[.C25])&amp;&quot; =&gt; '&quot;&amp;[.E25]&amp;&quot;',&quot;" office:value-type="string" office:string-value="'Cyclical Arrows (71366)'                 =&gt; 'GRBLT'," calcext:value-type="string">
            <text:p>'Cyclical Arrows (71366)' <text:s text:c="16"/>=&gt; 'GRBLT',</text:p>
          </table:table-cell>
        </table:table-row>
        <table:table-row table:style-name="ro1">
          <table:table-cell office:value-type="string" calcext:value-type="string">
            <text:p>Shy Guy</text:p>
          </table:table-cell>
          <table:table-cell table:formula="of:=[.A26]" office:value-type="string" office:string-value="Shy Guy" calcext:value-type="string">
            <text:p>Shy Guy</text:p>
          </table:table-cell>
          <table:table-cell table:formula="of:=LEN([.B26])" office:value-type="float" office:value="7" calcext:value-type="float">
            <text:p>7</text:p>
          </table:table-cell>
          <table:table-cell table:formula="of:=COUNTIF([.E$1:.E$1048576];[.E26])" office:value-type="float" office:value="1" calcext:value-type="float">
            <text:p>1</text:p>
          </table:table-cell>
          <table:table-cell table:formula="of:=UPPER(COM.MICROSOFT.CONCAT([.F26:.J26]))" office:value-type="string" office:string-value="GRBPV" calcext:value-type="string">
            <text:p>GRBPV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v</text:p>
          </table:table-cell>
          <table:table-cell table:formula="of:=&quot;'&quot;&amp;[.A26]&amp;&quot;'&quot;&amp;REPT(&quot; &quot;; [.$C$1]-[.C26])&amp;&quot; =&gt; '&quot;&amp;[.E26]&amp;&quot;',&quot;" office:value-type="string" office:string-value="'Shy Guy'                                 =&gt; 'GRBPV'," calcext:value-type="string">
            <text:p>'Shy Guy' <text:s text:c="32"/>=&gt; 'GRBPV',</text:p>
          </table:table-cell>
        </table:table-row>
        <table:table-row table:style-name="ro1">
          <table:table-cell office:value-type="string" calcext:value-type="string">
            <text:p>Goomba, Monty Mole, Para Goomba, Bullet</text:p>
          </table:table-cell>
          <table:table-cell table:formula="of:=[.A27]" office:value-type="string" office:string-value="Goomba, Monty Mole, Para Goomba, Bullet" calcext:value-type="string">
            <text:p>Goomba, Monty Mole, Para Goomba, Bullet</text:p>
          </table:table-cell>
          <table:table-cell table:formula="of:=LEN([.B27])" office:value-type="float" office:value="39" calcext:value-type="float">
            <text:p>39</text:p>
          </table:table-cell>
          <table:table-cell table:formula="of:=COUNTIF([.E$1:.E$1048576];[.E27])" office:value-type="float" office:value="1" calcext:value-type="float">
            <text:p>1</text:p>
          </table:table-cell>
          <table:table-cell table:formula="of:=UPPER(COM.MICROSOFT.CONCAT([.F27:.J27]))" office:value-type="string" office:string-value="GRBPY" calcext:value-type="string">
            <text:p>GRBPY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Y</text:p>
          </table:table-cell>
          <table:table-cell table:formula="of:=&quot;'&quot;&amp;[.A27]&amp;&quot;'&quot;&amp;REPT(&quot; &quot;; [.$C$1]-[.C27])&amp;&quot; =&gt; '&quot;&amp;[.E27]&amp;&quot;',&quot;" office:value-type="string" office:string-value="'Goomba, Monty Mole, Para Goomba, Bullet' =&gt; 'GRBPY'," calcext:value-type="string">
            <text:p>'Goomba, Monty Mole, Para Goomba, Bullet' =&gt; 'GRBPY',</text:p>
          </table:table-cell>
        </table:table-row>
        <table:table-row table:style-name="ro1">
          <table:table-cell office:value-type="string" calcext:value-type="string">
            <text:p>Whomp</text:p>
          </table:table-cell>
          <table:table-cell table:formula="of:=[.A28]" office:value-type="string" office:string-value="Whomp" calcext:value-type="string">
            <text:p>Whomp</text:p>
          </table:table-cell>
          <table:table-cell table:formula="of:=LEN([.B28])" office:value-type="float" office:value="5" calcext:value-type="float">
            <text:p>5</text:p>
          </table:table-cell>
          <table:table-cell table:formula="of:=COUNTIF([.E$1:.E$1048576];[.E28])" office:value-type="float" office:value="1" calcext:value-type="float">
            <text:p>1</text:p>
          </table:table-cell>
          <table:table-cell table:formula="of:=UPPER(COM.MICROSOFT.CONCAT([.F28:.J28]))" office:value-type="string" office:string-value="GRBPT" calcext:value-type="string">
            <text:p>GRBP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t</text:p>
          </table:table-cell>
          <table:table-cell table:formula="of:=&quot;'&quot;&amp;[.A28]&amp;&quot;'&quot;&amp;REPT(&quot; &quot;; [.$C$1]-[.C28])&amp;&quot; =&gt; '&quot;&amp;[.E28]&amp;&quot;',&quot;" office:value-type="string" office:string-value="'Whomp'                                   =&gt; 'GRBPT'," calcext:value-type="string">
            <text:p>'Whomp' <text:s text:c="34"/>=&gt; 'GRBPT',</text:p>
          </table:table-cell>
        </table:table-row>
        <table:table-row table:style-name="ro1">
          <table:table-cell office:value-type="string" calcext:value-type="string">
            <text:p>Oscillating Arrows (71369)</text:p>
          </table:table-cell>
          <table:table-cell table:formula="of:=[.A29]" office:value-type="string" office:string-value="Oscillating Arrows (71369)" calcext:value-type="string">
            <text:p>Oscillating Arrows (71369)</text:p>
          </table:table-cell>
          <table:table-cell table:formula="of:=LEN([.B29])" office:value-type="float" office:value="26" calcext:value-type="float">
            <text:p>26</text:p>
          </table:table-cell>
          <table:table-cell table:formula="of:=COUNTIF([.E$1:.E$1048576];[.E29])" office:value-type="float" office:value="1" calcext:value-type="float">
            <text:p>1</text:p>
          </table:table-cell>
          <table:table-cell table:formula="of:=UPPER(COM.MICROSOFT.CONCAT([.F29:.J29]))" office:value-type="string" office:string-value="GRBTY" calcext:value-type="string">
            <text:p>GRBTY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y</text:p>
          </table:table-cell>
          <table:table-cell table:formula="of:=&quot;'&quot;&amp;[.A29]&amp;&quot;'&quot;&amp;REPT(&quot; &quot;; [.$C$1]-[.C29])&amp;&quot; =&gt; '&quot;&amp;[.E29]&amp;&quot;',&quot;" office:value-type="string" office:string-value="'Oscillating Arrows (71369)'              =&gt; 'GRBTY'," calcext:value-type="string">
            <text:p>'Oscillating Arrows (71369)' <text:s text:c="13"/>=&gt; 'GRBTY',</text:p>
          </table:table-cell>
        </table:table-row>
        <table:table-row table:style-name="ro1">
          <table:table-cell office:value-type="string" calcext:value-type="string">
            <text:p>Timer Block</text:p>
          </table:table-cell>
          <table:table-cell table:formula="of:=[.A30]" office:value-type="string" office:string-value="Timer Block" calcext:value-type="string">
            <text:p>Timer Block</text:p>
          </table:table-cell>
          <table:table-cell table:formula="of:=LEN([.B30])" office:value-type="float" office:value="11" calcext:value-type="float">
            <text:p>11</text:p>
          </table:table-cell>
          <table:table-cell table:formula="of:=COUNTIF([.E$1:.E$1048576];[.E30])" office:value-type="float" office:value="1" calcext:value-type="float">
            <text:p>1</text:p>
          </table:table-cell>
          <table:table-cell table:formula="of:=UPPER(COM.MICROSOFT.CONCAT([.F30:.J30]))" office:value-type="string" office:string-value="GRBTP" calcext:value-type="string">
            <text:p>GRBTP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</text:p>
          </table:table-cell>
          <table:table-cell table:formula="of:=&quot;'&quot;&amp;[.A30]&amp;&quot;'&quot;&amp;REPT(&quot; &quot;; [.$C$1]-[.C30])&amp;&quot; =&gt; '&quot;&amp;[.E30]&amp;&quot;',&quot;" office:value-type="string" office:string-value="'Timer Block'                             =&gt; 'GRBTP'," calcext:value-type="string">
            <text:p>'Timer Block' <text:s text:c="28"/>=&gt; 'GRBTP',</text:p>
          </table:table-cell>
        </table:table-row>
        <table:table-row table:style-name="ro1">
          <table:table-cell office:value-type="string" calcext:value-type="string">
            <text:p>Start</text:p>
          </table:table-cell>
          <table:table-cell table:formula="of:=[.A31]" office:value-type="string" office:string-value="Start" calcext:value-type="string">
            <text:p>Start</text:p>
          </table:table-cell>
          <table:table-cell table:formula="of:=LEN([.B31])" office:value-type="float" office:value="5" calcext:value-type="float">
            <text:p>5</text:p>
          </table:table-cell>
          <table:table-cell table:formula="of:=COUNTIF([.E$1:.E$1048576];[.E31])" office:value-type="float" office:value="1" calcext:value-type="float">
            <text:p>1</text:p>
          </table:table-cell>
          <table:table-cell table:formula="of:=UPPER(COM.MICROSOFT.CONCAT([.F31:.J31]))" office:value-type="string" office:string-value="GRLBV" calcext:value-type="string">
            <text:p>GRLBV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v</text:p>
          </table:table-cell>
          <table:table-cell table:formula="of:=&quot;'&quot;&amp;[.A31]&amp;&quot;'&quot;&amp;REPT(&quot; &quot;; [.$C$1]-[.C31])&amp;&quot; =&gt; '&quot;&amp;[.E31]&amp;&quot;',&quot;" office:value-type="string" office:string-value="'Start'                                   =&gt; 'GRLBV'," calcext:value-type="string">
            <text:p>'Start' <text:s text:c="34"/>=&gt; 'GRLBV',</text:p>
          </table:table-cell>
        </table:table-row>
        <table:table-row table:style-name="ro1">
          <table:table-cell office:value-type="string" calcext:value-type="string">
            <text:p>Goal</text:p>
          </table:table-cell>
          <table:table-cell table:formula="of:=[.A32]" office:value-type="string" office:string-value="Goal" calcext:value-type="string">
            <text:p>Goal</text:p>
          </table:table-cell>
          <table:table-cell table:formula="of:=LEN([.B32])" office:value-type="float" office:value="4" calcext:value-type="float">
            <text:p>4</text:p>
          </table:table-cell>
          <table:table-cell table:formula="of:=COUNTIF([.E$1:.E$1048576];[.E32])" office:value-type="float" office:value="1" calcext:value-type="float">
            <text:p>1</text:p>
          </table:table-cell>
          <table:table-cell table:formula="of:=UPPER(COM.MICROSOFT.CONCAT([.F32:.J32]))" office:value-type="string" office:string-value="GRLBY" calcext:value-type="string">
            <text:p>GRLBY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Y</text:p>
          </table:table-cell>
          <table:table-cell table:formula="of:=&quot;'&quot;&amp;[.A32]&amp;&quot;'&quot;&amp;REPT(&quot; &quot;; [.$C$1]-[.C32])&amp;&quot; =&gt; '&quot;&amp;[.E32]&amp;&quot;',&quot;" office:value-type="string" office:string-value="'Goal'                                    =&gt; 'GRLBY'," calcext:value-type="string">
            <text:p>'Goal' <text:s text:c="35"/>=&gt; 'GRLBY',</text:p>
          </table:table-cell>
        </table:table-row>
        <table:table-row table:style-name="ro1">
          <table:table-cell office:value-type="string" calcext:value-type="string">
            <text:p>Coin (71377)</text:p>
          </table:table-cell>
          <table:table-cell table:formula="of:=[.A33]" office:value-type="string" office:string-value="Coin (71377)" calcext:value-type="string">
            <text:p>Coin (71377)</text:p>
          </table:table-cell>
          <table:table-cell table:formula="of:=LEN([.B33])" office:value-type="float" office:value="12" calcext:value-type="float">
            <text:p>12</text:p>
          </table:table-cell>
          <table:table-cell table:formula="of:=COUNTIF([.E$1:.E$1048576];[.E33])" office:value-type="float" office:value="1" calcext:value-type="float">
            <text:p>1</text:p>
          </table:table-cell>
          <table:table-cell table:formula="of:=UPPER(COM.MICROSOFT.CONCAT([.F33:.J33]))" office:value-type="string" office:string-value="GRLPT" calcext:value-type="string">
            <text:p>GRLP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t</text:p>
          </table:table-cell>
          <table:table-cell table:formula="of:=&quot;'&quot;&amp;[.A33]&amp;&quot;'&quot;&amp;REPT(&quot; &quot;; [.$C$1]-[.C33])&amp;&quot; =&gt; '&quot;&amp;[.E33]&amp;&quot;',&quot;" office:value-type="string" office:string-value="'Coin (71377)'                            =&gt; 'GRLPT'," calcext:value-type="string">
            <text:p>'Coin (71377)' <text:s text:c="27"/>=&gt; 'GRLPT',</text:p>
          </table:table-cell>
        </table:table-row>
        <table:table-row table:style-name="ro1">
          <table:table-cell office:value-type="string" calcext:value-type="string">
            <text:p>Spiny, Buzzy Beetle</text:p>
          </table:table-cell>
          <table:table-cell table:formula="of:=[.A34]" office:value-type="string" office:string-value="Spiny, Buzzy Beetle" calcext:value-type="string">
            <text:p>Spiny, Buzzy Beetle</text:p>
          </table:table-cell>
          <table:table-cell table:formula="of:=LEN([.B34])" office:value-type="float" office:value="19" calcext:value-type="float">
            <text:p>19</text:p>
          </table:table-cell>
          <table:table-cell table:formula="of:=COUNTIF([.E$1:.E$1048576];[.E34])" office:value-type="float" office:value="1" calcext:value-type="float">
            <text:p>1</text:p>
          </table:table-cell>
          <table:table-cell table:formula="of:=UPPER(COM.MICROSOFT.CONCAT([.F34:.J34]))" office:value-type="string" office:string-value="GRPVY" calcext:value-type="string">
            <text:p>GRPVY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Y</text:p>
          </table:table-cell>
          <table:table-cell table:formula="of:=&quot;'&quot;&amp;[.A34]&amp;&quot;'&quot;&amp;REPT(&quot; &quot;; [.$C$1]-[.C34])&amp;&quot; =&gt; '&quot;&amp;[.E34]&amp;&quot;',&quot;" office:value-type="string" office:string-value="'Spiny, Buzzy Beetle'                     =&gt; 'GRPVY'," calcext:value-type="string">
            <text:p>'Spiny, Buzzy Beetle' <text:s text:c="20"/>=&gt; 'GRPVY',</text:p>
          </table:table-cell>
        </table:table-row>
        <table:table-row table:style-name="ro1">
          <table:table-cell office:value-type="string" calcext:value-type="string">
            <text:p>Cloud</text:p>
          </table:table-cell>
          <table:table-cell table:formula="of:=[.A35]" office:value-type="string" office:string-value="Cloud" calcext:value-type="string">
            <text:p>Cloud</text:p>
          </table:table-cell>
          <table:table-cell table:formula="of:=LEN([.B35])" office:value-type="float" office:value="5" calcext:value-type="float">
            <text:p>5</text:p>
          </table:table-cell>
          <table:table-cell table:formula="of:=COUNTIF([.E$1:.E$1048576];[.E35])" office:value-type="float" office:value="1" calcext:value-type="float">
            <text:p>1</text:p>
          </table:table-cell>
          <table:table-cell table:formula="of:=UPPER(COM.MICROSOFT.CONCAT([.F35:.J35]))" office:value-type="string" office:string-value="GRPVB" calcext:value-type="string">
            <text:p>GRPVB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</text:p>
          </table:table-cell>
          <table:table-cell table:formula="of:=&quot;'&quot;&amp;[.A35]&amp;&quot;'&quot;&amp;REPT(&quot; &quot;; [.$C$1]-[.C35])&amp;&quot; =&gt; '&quot;&amp;[.E35]&amp;&quot;',&quot;" office:value-type="string" office:string-value="'Cloud'                                   =&gt; 'GRPVB'," calcext:value-type="string">
            <text:p>'Cloud' <text:s text:c="34"/>=&gt; 'GRPVB',</text:p>
          </table:table-cell>
        </table:table-row>
        <table:table-row table:style-name="ro1">
          <table:table-cell office:value-type="string" calcext:value-type="string">
            <text:p>Bidirectional Arrows (71376)</text:p>
          </table:table-cell>
          <table:table-cell table:formula="of:=[.A36]" office:value-type="string" office:string-value="Bidirectional Arrows (71376)" calcext:value-type="string">
            <text:p>Bidirectional Arrows (71376)</text:p>
          </table:table-cell>
          <table:table-cell table:formula="of:=LEN([.B36])" office:value-type="float" office:value="28" calcext:value-type="float">
            <text:p>28</text:p>
          </table:table-cell>
          <table:table-cell table:formula="of:=COUNTIF([.E$1:.E$1048576];[.E36])" office:value-type="float" office:value="1" calcext:value-type="float">
            <text:p>1</text:p>
          </table:table-cell>
          <table:table-cell table:formula="of:=UPPER(COM.MICROSOFT.CONCAT([.F36:.J36]))" office:value-type="string" office:string-value="GRPVT" calcext:value-type="string">
            <text:p>GRPV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</text:p>
          </table:table-cell>
          <table:table-cell table:formula="of:=&quot;'&quot;&amp;[.A36]&amp;&quot;'&quot;&amp;REPT(&quot; &quot;; [.$C$1]-[.C36])&amp;&quot; =&gt; '&quot;&amp;[.E36]&amp;&quot;',&quot;" office:value-type="string" office:string-value="'Bidirectional Arrows (71376)'            =&gt; 'GRPVT'," calcext:value-type="string">
            <text:p>'Bidirectional Arrows (71376)' <text:s text:c="11"/>=&gt; 'GRPVT',</text:p>
          </table:table-cell>
        </table:table-row>
        <table:table-row table:style-name="ro1">
          <table:table-cell office:value-type="string" calcext:value-type="string">
            <text:p>Block 2</text:p>
          </table:table-cell>
          <table:table-cell table:formula="of:=[.A37]" office:value-type="string" office:string-value="Block 2" calcext:value-type="string">
            <text:p>Block 2</text:p>
          </table:table-cell>
          <table:table-cell table:formula="of:=LEN([.B37])" office:value-type="float" office:value="7" calcext:value-type="float">
            <text:p>7</text:p>
          </table:table-cell>
          <table:table-cell table:formula="of:=COUNTIF([.E$1:.E$1048576];[.E37])" office:value-type="float" office:value="1" calcext:value-type="float">
            <text:p>1</text:p>
          </table:table-cell>
          <table:table-cell table:formula="of:=UPPER(COM.MICROSOFT.CONCAT([.F37:.J37]))" office:value-type="string" office:string-value="GRPYV" calcext:value-type="string">
            <text:p>GRPYV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V</text:p>
          </table:table-cell>
          <table:table-cell table:formula="of:=&quot;'&quot;&amp;[.A37]&amp;&quot;'&quot;&amp;REPT(&quot; &quot;; [.$C$1]-[.C37])&amp;&quot; =&gt; '&quot;&amp;[.E37]&amp;&quot;',&quot;" office:value-type="string" office:string-value="'Block 2'                                 =&gt; 'GRPYV'," calcext:value-type="string">
            <text:p>'Block 2' <text:s text:c="32"/>=&gt; 'GRPYV',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table:formula="of:=[.A38]" office:value-type="string" office:string-value="?" calcext:value-type="string">
            <text:p>?</text:p>
          </table:table-cell>
          <table:table-cell table:formula="of:=LEN([.B38])" office:value-type="float" office:value="1" calcext:value-type="float">
            <text:p>1</text:p>
          </table:table-cell>
          <table:table-cell table:formula="of:=COUNTIF([.E$1:.E$1048576];[.E38])" office:value-type="float" office:value="1" calcext:value-type="float">
            <text:p>1</text:p>
          </table:table-cell>
          <table:table-cell table:formula="of:=UPPER(COM.MICROSOFT.CONCAT([.F38:.J38]))" office:value-type="string" office:string-value="GRPYB" calcext:value-type="string">
            <text:p>GRPYB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b</text:p>
          </table:table-cell>
          <table:table-cell table:formula="of:=&quot;'&quot;&amp;[.A38]&amp;&quot;'&quot;&amp;REPT(&quot; &quot;; [.$C$1]-[.C38])&amp;&quot; =&gt; '&quot;&amp;[.E38]&amp;&quot;',&quot;" office:value-type="string" office:string-value="'?'                                       =&gt; 'GRPYB'," calcext:value-type="string">
            <text:p>'?' <text:s text:c="38"/>=&gt; 'GRPYB',</text:p>
          </table:table-cell>
        </table:table-row>
        <table:table-row table:style-name="ro1">
          <table:table-cell office:value-type="string" calcext:value-type="string">
            <text:p>Bidirectional Arrows (71364, 71368)</text:p>
          </table:table-cell>
          <table:table-cell table:formula="of:=[.A39]" office:value-type="string" office:string-value="Bidirectional Arrows (71364, 71368)" calcext:value-type="string">
            <text:p>Bidirectional Arrows (71364, 71368)</text:p>
          </table:table-cell>
          <table:table-cell table:formula="of:=LEN([.B39])" office:value-type="float" office:value="35" calcext:value-type="float">
            <text:p>35</text:p>
          </table:table-cell>
          <table:table-cell table:formula="of:=COUNTIF([.E$1:.E$1048576];[.E39])" office:value-type="float" office:value="1" calcext:value-type="float">
            <text:p>1</text:p>
          </table:table-cell>
          <table:table-cell table:formula="of:=UPPER(COM.MICROSOFT.CONCAT([.F39:.J39]))" office:value-type="string" office:string-value="GRPYT" calcext:value-type="string">
            <text:p>GRPY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t</text:p>
          </table:table-cell>
          <table:table-cell table:formula="of:=&quot;'&quot;&amp;[.A39]&amp;&quot;'&quot;&amp;REPT(&quot; &quot;; [.$C$1]-[.C39])&amp;&quot; =&gt; '&quot;&amp;[.E39]&amp;&quot;',&quot;" office:value-type="string" office:string-value="'Bidirectional Arrows (71364, 71368)'     =&gt; 'GRPYT'," calcext:value-type="string">
            <text:p>'Bidirectional Arrows (71364, 71368)' <text:s text:c="4"/>=&gt; 'GRPYT',</text:p>
          </table:table-cell>
        </table:table-row>
        <table:table-row table:style-name="ro1">
          <table:table-cell office:value-type="string" calcext:value-type="string">
            <text:p>Block 1</text:p>
          </table:table-cell>
          <table:table-cell table:formula="of:=[.A40]" office:value-type="string" office:string-value="Block 1" calcext:value-type="string">
            <text:p>Block 1</text:p>
          </table:table-cell>
          <table:table-cell table:formula="of:=LEN([.B40])" office:value-type="float" office:value="7" calcext:value-type="float">
            <text:p>7</text:p>
          </table:table-cell>
          <table:table-cell table:formula="of:=COUNTIF([.E$1:.E$1048576];[.E40])" office:value-type="float" office:value="1" calcext:value-type="float">
            <text:p>1</text:p>
          </table:table-cell>
          <table:table-cell table:formula="of:=UPPER(COM.MICROSOFT.CONCAT([.F40:.J40]))" office:value-type="string" office:string-value="GRPBV" calcext:value-type="string">
            <text:p>GRPBV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v</text:p>
          </table:table-cell>
          <table:table-cell table:formula="of:=&quot;'&quot;&amp;[.A40]&amp;&quot;'&quot;&amp;REPT(&quot; &quot;; [.$C$1]-[.C40])&amp;&quot; =&gt; '&quot;&amp;[.E40]&amp;&quot;',&quot;" office:value-type="string" office:string-value="'Block 1'                                 =&gt; 'GRPBV'," calcext:value-type="string">
            <text:p>'Block 1' <text:s text:c="32"/>=&gt; 'GRPBV',</text:p>
          </table:table-cell>
        </table:table-row>
        <table:table-row table:style-name="ro1">
          <table:table-cell office:value-type="string" calcext:value-type="string">
            <text:p>Toadette Speech</text:p>
          </table:table-cell>
          <table:table-cell table:formula="of:=[.A41]" office:value-type="string" office:string-value="Toadette Speech" calcext:value-type="string">
            <text:p>Toadette Speech</text:p>
          </table:table-cell>
          <table:table-cell table:formula="of:=LEN([.B41])" office:value-type="float" office:value="15" calcext:value-type="float">
            <text:p>15</text:p>
          </table:table-cell>
          <table:table-cell table:formula="of:=COUNTIF([.E$1:.E$1048576];[.E41])" office:value-type="float" office:value="1" calcext:value-type="float">
            <text:p>1</text:p>
          </table:table-cell>
          <table:table-cell table:formula="of:=UPPER(COM.MICROSOFT.CONCAT([.F41:.J41]))" office:value-type="string" office:string-value="GRPBY" calcext:value-type="string">
            <text:p>GRPBY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y</text:p>
          </table:table-cell>
          <table:table-cell table:formula="of:=&quot;'&quot;&amp;[.A41]&amp;&quot;'&quot;&amp;REPT(&quot; &quot;; [.$C$1]-[.C41])&amp;&quot; =&gt; '&quot;&amp;[.E41]&amp;&quot;',&quot;" office:value-type="string" office:string-value="'Toadette Speech'                         =&gt; 'GRPBY'," calcext:value-type="string">
            <text:p>'Toadette Speech' <text:s text:c="24"/>=&gt; 'GRPBY',</text:p>
          </table:table-cell>
        </table:table-row>
        <table:table-row table:style-name="ro1">
          <table:table-cell office:value-type="string" calcext:value-type="string">
            <text:p>Bidirectional Arrow (71365)</text:p>
          </table:table-cell>
          <table:table-cell table:formula="of:=[.A42]" office:value-type="string" office:string-value="Bidirectional Arrow (71365)" calcext:value-type="string">
            <text:p>Bidirectional Arrow (71365)</text:p>
          </table:table-cell>
          <table:table-cell table:formula="of:=LEN([.B42])" office:value-type="float" office:value="27" calcext:value-type="float">
            <text:p>27</text:p>
          </table:table-cell>
          <table:table-cell table:formula="of:=COUNTIF([.E$1:.E$1048576];[.E42])" office:value-type="float" office:value="1" calcext:value-type="float">
            <text:p>1</text:p>
          </table:table-cell>
          <table:table-cell table:formula="of:=UPPER(COM.MICROSOFT.CONCAT([.F42:.J42]))" office:value-type="string" office:string-value="GRPLB" calcext:value-type="string">
            <text:p>GRPLB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B</text:p>
          </table:table-cell>
          <table:table-cell table:formula="of:=&quot;'&quot;&amp;[.A42]&amp;&quot;'&quot;&amp;REPT(&quot; &quot;; [.$C$1]-[.C42])&amp;&quot; =&gt; '&quot;&amp;[.E42]&amp;&quot;',&quot;" office:value-type="string" office:string-value="'Bidirectional Arrow (71365)'             =&gt; 'GRPLB'," calcext:value-type="string">
            <text:p>'Bidirectional Arrow (71365)' <text:s text:c="12"/>=&gt; 'GRPLB',</text:p>
          </table:table-cell>
        </table:table-row>
        <table:table-row table:style-name="ro1">
          <table:table-cell office:value-type="string" calcext:value-type="string">
            <text:p>Toad Speech</text:p>
          </table:table-cell>
          <table:table-cell table:formula="of:=[.A43]" office:value-type="string" office:string-value="Toad Speech" calcext:value-type="string">
            <text:p>Toad Speech</text:p>
          </table:table-cell>
          <table:table-cell table:formula="of:=LEN([.B43])" office:value-type="float" office:value="11" calcext:value-type="float">
            <text:p>11</text:p>
          </table:table-cell>
          <table:table-cell table:formula="of:=COUNTIF([.E$1:.E$1048576];[.E43])" office:value-type="float" office:value="1" calcext:value-type="float">
            <text:p>1</text:p>
          </table:table-cell>
          <table:table-cell table:formula="of:=UPPER(COM.MICROSOFT.CONCAT([.F43:.J43]))" office:value-type="string" office:string-value="GRPLT" calcext:value-type="string">
            <text:p>GRPL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t</text:p>
          </table:table-cell>
          <table:table-cell table:formula="of:=&quot;'&quot;&amp;[.A43]&amp;&quot;'&quot;&amp;REPT(&quot; &quot;; [.$C$1]-[.C43])&amp;&quot; =&gt; '&quot;&amp;[.E43]&amp;&quot;',&quot;" office:value-type="string" office:string-value="'Toad Speech'                             =&gt; 'GRPLT'," calcext:value-type="string">
            <text:p>'Toad Speech' <text:s text:c="28"/>=&gt; 'GRPLT',</text:p>
          </table:table-cell>
        </table:table-row>
        <table:table-row table:style-name="ro1">
          <table:table-cell office:value-type="string" calcext:value-type="string">
            <text:p>Koopa Troopa (71362)</text:p>
          </table:table-cell>
          <table:table-cell table:formula="of:=[.A44]" office:value-type="string" office:string-value="Koopa Troopa (71362)" calcext:value-type="string">
            <text:p>Koopa Troopa (71362)</text:p>
          </table:table-cell>
          <table:table-cell table:formula="of:=LEN([.B44])" office:value-type="float" office:value="20" calcext:value-type="float">
            <text:p>20</text:p>
          </table:table-cell>
          <table:table-cell table:formula="of:=COUNTIF([.E$1:.E$1048576];[.E44])" office:value-type="float" office:value="1" calcext:value-type="float">
            <text:p>1</text:p>
          </table:table-cell>
          <table:table-cell table:formula="of:=UPPER(COM.MICROSOFT.CONCAT([.F44:.J44]))" office:value-type="string" office:string-value="GRPTV" calcext:value-type="string">
            <text:p>GRPTV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V</text:p>
          </table:table-cell>
          <table:table-cell table:formula="of:=&quot;'&quot;&amp;[.A44]&amp;&quot;'&quot;&amp;REPT(&quot; &quot;; [.$C$1]-[.C44])&amp;&quot; =&gt; '&quot;&amp;[.E44]&amp;&quot;',&quot;" office:value-type="string" office:string-value="'Koopa Troopa (71362)'                    =&gt; 'GRPTV'," calcext:value-type="string">
            <text:p>'Koopa Troopa (71362)' <text:s text:c="19"/>=&gt; 'GRPTV',</text:p>
          </table:table-cell>
        </table:table-row>
        <table:table-row table:style-name="ro1">
          <table:table-cell office:value-type="string" calcext:value-type="string">
            <text:p>Lava</text:p>
          </table:table-cell>
          <table:table-cell table:formula="of:=[.A45]" office:value-type="string" office:string-value="Lava" calcext:value-type="string">
            <text:p>Lava</text:p>
          </table:table-cell>
          <table:table-cell table:formula="of:=LEN([.B45])" office:value-type="float" office:value="4" calcext:value-type="float">
            <text:p>4</text:p>
          </table:table-cell>
          <table:table-cell table:formula="of:=COUNTIF([.E$1:.E$1048576];[.E45])" office:value-type="float" office:value="1" calcext:value-type="float">
            <text:p>1</text:p>
          </table:table-cell>
          <table:table-cell table:formula="of:=UPPER(COM.MICROSOFT.CONCAT([.F45:.J45]))" office:value-type="string" office:string-value="GRPTY" calcext:value-type="string">
            <text:p>GRPTY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y</text:p>
          </table:table-cell>
          <table:table-cell table:formula="of:=&quot;'&quot;&amp;[.A45]&amp;&quot;'&quot;&amp;REPT(&quot; &quot;; [.$C$1]-[.C45])&amp;&quot; =&gt; '&quot;&amp;[.E45]&amp;&quot;',&quot;" office:value-type="string" office:string-value="'Lava'                                    =&gt; 'GRPTY'," calcext:value-type="string">
            <text:p>'Lava' <text:s text:c="35"/>=&gt; 'GRPTY',</text:p>
          </table:table-cell>
        </table:table-row>
        <table:table-row table:style-name="ro1">
          <table:table-cell office:value-type="string" calcext:value-type="string">
            <text:p>Thwomp</text:p>
          </table:table-cell>
          <table:table-cell table:formula="of:=[.A46]" office:value-type="string" office:string-value="Thwomp" calcext:value-type="string">
            <text:p>Thwomp</text:p>
          </table:table-cell>
          <table:table-cell table:formula="of:=LEN([.B46])" office:value-type="float" office:value="6" calcext:value-type="float">
            <text:p>6</text:p>
          </table:table-cell>
          <table:table-cell table:formula="of:=COUNTIF([.E$1:.E$1048576];[.E46])" office:value-type="float" office:value="1" calcext:value-type="float">
            <text:p>1</text:p>
          </table:table-cell>
          <table:table-cell table:formula="of:=UPPER(COM.MICROSOFT.CONCAT([.F46:.J46]))" office:value-type="string" office:string-value="GRPTL" calcext:value-type="string">
            <text:p>GRPT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l</text:p>
          </table:table-cell>
          <table:table-cell table:formula="of:=&quot;'&quot;&amp;[.A46]&amp;&quot;'&quot;&amp;REPT(&quot; &quot;; [.$C$1]-[.C46])&amp;&quot; =&gt; '&quot;&amp;[.E46]&amp;&quot;',&quot;" office:value-type="string" office:string-value="'Thwomp'                                  =&gt; 'GRPTL'," calcext:value-type="string">
            <text:p>'Thwomp' <text:s text:c="33"/>=&gt; 'GRPTL',</text:p>
          </table:table-cell>
        </table:table-row>
        <table:table-row table:style-name="ro1">
          <table:table-cell office:value-type="string" calcext:value-type="string">
            <text:p>Bowser Jr</text:p>
          </table:table-cell>
          <table:table-cell table:formula="of:=[.A47]" office:value-type="string" office:string-value="Bowser Jr" calcext:value-type="string">
            <text:p>Bowser Jr</text:p>
          </table:table-cell>
          <table:table-cell table:formula="of:=LEN([.B47])" office:value-type="float" office:value="9" calcext:value-type="float">
            <text:p>9</text:p>
          </table:table-cell>
          <table:table-cell table:formula="of:=COUNTIF([.E$1:.E$1048576];[.E47])" office:value-type="float" office:value="1" calcext:value-type="float">
            <text:p>1</text:p>
          </table:table-cell>
          <table:table-cell table:formula="of:=UPPER(COM.MICROSOFT.CONCAT([.F47:.J47]))" office:value-type="string" office:string-value="GRTBY" calcext:value-type="string">
            <text:p>GRTBY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Y</text:p>
          </table:table-cell>
          <table:table-cell table:formula="of:=&quot;'&quot;&amp;[.A47]&amp;&quot;'&quot;&amp;REPT(&quot; &quot;; [.$C$1]-[.C47])&amp;&quot; =&gt; '&quot;&amp;[.E47]&amp;&quot;',&quot;" office:value-type="string" office:string-value="'Bowser Jr'                               =&gt; 'GRTBY'," calcext:value-type="string">
            <text:p>'Bowser Jr' <text:s text:c="30"/>=&gt; 'GRTBY',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5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4-05T20:58:18.587000000</meta:creation-date>
    <dc:date>2021-04-05T21:28:51.860000000</dc:date>
    <meta:editing-duration>PT9M1S</meta:editing-duration>
    <meta:editing-cycles>4</meta:editing-cycles>
    <meta:generator>LibreOffice/7.1.1.2$Windows_X86_64 LibreOffice_project/fe0b08f4af1bacafe4c7ecc87ce55bb426164676</meta:generator>
    <meta:document-statistic meta:table-count="1" meta:cell-count="509" meta:object-count="0"/>
  </office:meta>
</office:document-meta>
</file>